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enseespaiat" style:master-page-name="MP0" style:family="paragraph">
      <style:paragraph-properties fo:break-before="page" fo:text-align="justify" fo:margin-top="0.0277in" fo:margin-bottom="0.3888in" fo:line-height="90%"/>
      <style:text-properties style:font-name="Calibri" fo:text-transform="uppercase" fo:color="#4472C4" fo:language="ca" fo:country="ES"/>
    </style:style>
    <style:style style:name="P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4"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5"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6"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7"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8"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9"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0"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1"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4" style:parent-style-name="Senseespaiat" style:family="paragraph">
      <style:paragraph-properties fo:text-align="justify" fo:margin-top="0.0277in" fo:margin-bottom="0.3888in" fo:line-height="90%"/>
    </style:style>
    <style:style style:name="T15" style:parent-style-name="Tipusdelletraperdefectedelparàgraf" style:family="text">
      <style:text-properties style:font-name="Calibri" fo:text-transform="uppercase" fo:color="#4472C4" style:language-complex="ar" style:country-complex="SA"/>
    </style:style>
    <style:style style:name="P16" style:parent-style-name="Senseespaiat" style:family="paragraph">
      <style:paragraph-properties fo:margin-top="0.0277in" fo:margin-bottom="0.3888in" fo:line-height="90%"/>
    </style:style>
    <style:style style:name="T17" style:parent-style-name="Tipusdelletraperdefectedelparàgraf" style:family="text">
      <style:text-properties style:font-name="Calibri" fo:color="#5B9BD5" fo:font-size="36pt" style:font-size-asian="36pt" style:font-size-complex="36pt" fo:language="ca" fo:country="ES"/>
    </style:style>
    <style:style style:name="P18" style:parent-style-name="Senseespaiat" style:family="paragraph">
      <style:paragraph-properties fo:margin-top="0.0277in" fo:margin-bottom="0.0277in"/>
      <style:text-properties style:font-name="Calibri" fo:text-transform="uppercase" fo:color="#1F3864" fo:font-size="14pt" style:font-size-asian="14pt" style:font-size-complex="14pt" fo:language="ca" fo:country="ES"/>
    </style:style>
    <style:style style:name="P19" style:parent-style-name="Senseespaiat" style:family="paragraph">
      <style:paragraph-properties fo:margin-top="0.0555in" fo:margin-bottom="0.0277in"/>
      <style:text-properties style:font-name="Calibri" fo:text-transform="uppercase" fo:color="#4472C4" fo:language="ca" fo:country="ES"/>
    </style:style>
    <style:style style:name="P20"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21"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2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T23" style:parent-style-name="Tipusdelletraperdefectedelparàgraf" style:family="text">
      <style:text-properties style:font-name="Calibri" style:font-name-complex="Calibri" fo:font-size="16pt" style:font-size-asian="16pt"/>
    </style:style>
    <style:style style:name="P24" style:parent-style-name="Contents1" style:family="paragraph">
      <style:paragraph-properties>
        <style:tab-stops>
          <style:tab-stop style:type="right" style:leader-style="dotted" style:leader-text="." style:position="5.8986in"/>
        </style:tab-stops>
      </style:paragraph-properties>
    </style:style>
    <style:style style:name="T25" style:parent-style-name="Tipusdelletraperdefectedelparàgraf" style:family="text">
      <style:text-properties style:font-name="Calibri" fo:font-weight="bold" style:font-weight-asian="bold" style:font-weight-complex="bold" fo:language="ca" fo:country="ES"/>
    </style:style>
    <style:style style:name="T26" style:parent-style-name="Tipusdelletraperdefectedelparàgraf" style:family="text">
      <style:text-properties style:font-name="Calibri" fo:font-weight="bold" style:font-weight-asian="bold" style:font-weight-complex="bold"/>
    </style:style>
    <style:style style:name="T27" style:parent-style-name="Tipusdelletraperdefectedelparàgraf" style:family="text">
      <style:text-properties style:font-name="Calibri" fo:font-weight="bold" style:font-weight-asian="bold" style:font-weight-complex="bold"/>
    </style:style>
    <style:style style:name="T28" style:parent-style-name="Tipusdelletraperdefectedelparàgraf" style:family="text">
      <style:text-properties style:font-name="Calibri" fo:font-weight="bold" style:font-weight-asian="bold" style:font-weight-complex="bold"/>
    </style:style>
    <style:style style:name="T29" style:parent-style-name="Tipusdelletraperdefectedelparàgraf" style:family="text">
      <style:text-properties style:font-name="Calibri" fo:font-weight="bold" style:font-weight-asian="bold" style:font-weight-complex="bold"/>
    </style:style>
    <style:style style:name="T30" style:parent-style-name="Tipusdelletraperdefectedelparàgraf" style:family="text">
      <style:text-properties style:font-name="Calibri" fo:font-weight="bold" style:font-weight-asian="bold" style:font-weight-complex="bold"/>
    </style:style>
    <style:style style:name="T31" style:parent-style-name="Tipusdelletraperdefectedelparàgraf" style:family="text">
      <style:text-properties style:font-name="Calibri" fo:font-weight="bold" style:font-weight-asian="bold" style:font-weight-complex="bold"/>
    </style:style>
    <style:style style:name="T32" style:parent-style-name="Tipusdelletraperdefectedelparàgraf" style:family="text">
      <style:text-properties style:font-name="Calibri" fo:font-weight="bold" style:font-weight-asian="bold" style:font-weight-complex="bold"/>
    </style:style>
    <style:style style:name="P33" style:parent-style-name="Contents1" style:family="paragraph">
      <style:paragraph-properties fo:text-align="justify" fo:margin-top="0.0277in" fo:margin-bottom="0.3888in" fo:line-height="90%">
        <style:tab-stops>
          <style:tab-stop style:type="right" style:leader-style="dotted" style:leader-text="." style:position="5.8986in"/>
        </style:tab-stops>
      </style:paragraph-properties>
    </style:style>
    <style:style style:name="P34"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5"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6"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7"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8"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9"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0"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1"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2"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3"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4"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5"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6"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7"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font-weight="bold" style:font-weight-asian="bold" fo:text-transform="uppercase" fo:color="#4472C4" fo:font-size="16pt" style:font-size-asian="16pt" style:font-size-complex="16pt" fo:language="ca" fo:country="ES"/>
    </style:style>
    <style:style style:name="T48" style:parent-style-name="Tipusdelletraperdefectedelparàgraf" style:family="text">
      <style:text-properties style:font-name="Calibri" fo:font-weight="bold" style:font-weight-asian="bold" fo:language="ca" fo:country="ES"/>
    </style:style>
    <style:style style:name="T49" style:parent-style-name="Tipusdelletraperdefectedelparàgraf" style:family="text">
      <style:text-properties style:font-name="Calibri" fo:font-weight="bold" style:font-weight-asian="bold" fo:language="ca" fo:country="ES"/>
    </style:style>
    <style:style style:name="P50" style:parent-style-name="Standard" style:family="paragraph">
      <style:paragraph-properties fo:text-align="justify"/>
    </style:style>
    <style:style style:name="T51" style:parent-style-name="Tipusdelletraperdefectedelparàgraf" style:family="text">
      <style:text-properties style:font-name="Calibri" fo:font-size="11pt" style:font-size-asian="11pt" style:font-size-complex="11pt" fo:language="ca" fo:country="ES"/>
    </style:style>
    <style:style style:name="T52" style:parent-style-name="Tipusdelletraperdefectedelparàgraf" style:family="text">
      <style:text-properties style:font-name="Calibri" fo:font-size="11pt" style:font-size-asian="11pt" style:font-size-complex="11pt" fo:language="ca" fo:country="ES"/>
    </style:style>
    <style:style style:name="T53"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54" style:parent-style-name="Tipusdelletraperdefectedelparàgraf" style:family="text">
      <style:text-properties style:font-name="Calibri" fo:font-size="11pt" style:font-size-asian="11pt" style:font-size-complex="11pt" fo:language="ca" fo:country="ES"/>
    </style:style>
    <style:style style:name="T55" style:parent-style-name="Tipusdelletraperdefectedelparàgraf" style:family="text">
      <style:text-properties style:font-name="Calibri" fo:font-size="11pt" style:font-size-asian="11pt" style:font-size-complex="11pt" fo:language="ca" fo:country="ES"/>
    </style:style>
    <style:style style:name="T56" style:parent-style-name="Tipusdelletraperdefectedelparàgraf" style:family="text">
      <style:text-properties style:font-name="Calibri" fo:font-size="11pt" style:font-size-asian="11pt" style:font-size-complex="11pt" fo:language="ca" fo:country="ES"/>
    </style:style>
    <style:style style:name="T57" style:parent-style-name="Tipusdelletraperdefectedelparàgraf" style:family="text">
      <style:text-properties style:font-name="Calibri" fo:font-size="11pt" style:font-size-asian="11pt" style:font-size-complex="11pt" fo:language="ca" fo:country="ES"/>
    </style:style>
    <style:style style:name="T58" style:parent-style-name="Tipusdelletraperdefectedelparàgraf" style:family="text">
      <style:text-properties style:font-name="Calibri" fo:font-size="11pt" style:font-size-asian="11pt" style:font-size-complex="11pt" fo:language="ca" fo:country="ES"/>
    </style:style>
    <style:style style:name="T59" style:parent-style-name="Tipusdelletraperdefectedelparàgraf" style:family="text">
      <style:text-properties style:font-name="Calibri" fo:font-size="11pt" style:font-size-asian="11pt" style:font-size-complex="11pt" fo:language="ca" fo:country="ES"/>
    </style:style>
    <style:style style:name="T60" style:parent-style-name="Tipusdelletraperdefectedelparàgraf" style:family="text">
      <style:text-properties style:font-name="Calibri" fo:font-size="11pt" style:font-size-asian="11pt" style:font-size-complex="11pt" fo:language="ca" fo:country="ES"/>
    </style:style>
    <style:style style:name="T61" style:parent-style-name="Tipusdelletraperdefectedelparàgraf" style:family="text">
      <style:text-properties style:font-name="Calibri" fo:font-size="11pt" style:font-size-asian="11pt" style:font-size-complex="11pt" fo:language="ca" fo:country="ES"/>
    </style:style>
    <style:style style:name="P62" style:parent-style-name="Standard" style:family="paragraph">
      <style:paragraph-properties fo:text-align="justify"/>
      <style:text-properties fo:font-size="11pt" style:font-size-asian="11pt" style:font-size-complex="11pt" fo:language="ca" fo:country="ES"/>
    </style:style>
    <style:style style:name="P63" style:parent-style-name="Standard" style:family="paragraph">
      <style:paragraph-properties fo:text-align="justify"/>
    </style:style>
    <style:style style:name="T64" style:parent-style-name="Tipusdelletraperdefectedelparàgraf" style:family="text">
      <style:text-properties style:font-name="Calibri" fo:font-size="11pt" style:font-size-asian="11pt" style:font-size-complex="11pt" fo:language="ca" fo:country="ES"/>
    </style:style>
    <style:style style:name="T65" style:parent-style-name="Tipusdelletraperdefectedelparàgraf" style:family="text">
      <style:text-properties style:font-name="Calibri" fo:font-size="11pt" style:font-size-asian="11pt" style:font-size-complex="11pt" fo:language="ca" fo:country="ES"/>
    </style:style>
    <style:style style:name="T66" style:parent-style-name="Tipusdelletraperdefectedelparàgraf" style:family="text">
      <style:text-properties style:font-name="Calibri" fo:font-size="11pt" style:font-size-asian="11pt" style:font-size-complex="11pt" fo:language="ca" fo:country="ES"/>
    </style:style>
    <style:style style:name="T67" style:parent-style-name="Tipusdelletraperdefectedelparàgraf" style:family="text">
      <style:text-properties style:font-name="Calibri" fo:font-size="11pt" style:font-size-asian="11pt" style:font-size-complex="11pt" fo:language="ca" fo:country="ES"/>
    </style:style>
    <style:style style:name="T68"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69" style:parent-style-name="Tipusdelletraperdefectedelparàgraf" style:family="text">
      <style:text-properties style:font-name="Calibri" fo:font-size="11pt" style:font-size-asian="11pt" style:font-size-complex="11pt" fo:language="ca" fo:country="ES"/>
    </style:style>
    <style:style style:name="T70" style:parent-style-name="Tipusdelletraperdefectedelparàgraf" style:family="text">
      <style:text-properties style:font-name="Calibri" fo:font-size="11pt" style:font-size-asian="11pt" style:font-size-complex="11pt" fo:language="ca" fo:country="ES"/>
    </style:style>
    <style:style style:name="T71"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72" style:parent-style-name="Tipusdelletraperdefectedelparàgraf" style:family="text">
      <style:text-properties style:font-name="Calibri" fo:font-size="11pt" style:font-size-asian="11pt" style:font-size-complex="11pt" fo:language="ca" fo:country="ES"/>
    </style:style>
    <style:style style:name="T73" style:parent-style-name="Tipusdelletraperdefectedelparàgraf" style:family="text">
      <style:text-properties style:font-name="Calibri" fo:font-size="11pt" style:font-size-asian="11pt" style:font-size-complex="11pt" fo:language="ca" fo:country="ES"/>
    </style:style>
    <style:style style:name="T74" style:parent-style-name="Tipusdelletraperdefectedelparàgraf" style:family="text">
      <style:text-properties style:font-name="Calibri" fo:font-size="11pt" style:font-size-asian="11pt" style:font-size-complex="11pt" fo:language="ca" fo:country="ES"/>
    </style:style>
    <style:style style:name="T75" style:parent-style-name="Tipusdelletraperdefectedelparàgraf" style:family="text">
      <style:text-properties style:font-name="Calibri" fo:font-size="11pt" style:font-size-asian="11pt" style:font-size-complex="11pt" fo:language="ca" fo:country="ES"/>
    </style:style>
    <style:style style:name="T76"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77"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78"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79"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80" style:parent-style-name="Tipusdelletraperdefectedelparàgraf" style:family="text">
      <style:text-properties style:font-name="Calibri" style:font-weight-complex="bold" style:font-style-complex="italic" fo:font-size="11pt" style:font-size-asian="11pt" style:font-size-complex="11pt" fo:language="ca" fo:country="ES"/>
    </style:style>
    <style:style style:name="T81"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T84" style:parent-style-name="Tipusdelletraperdefectedelparàgraf" style:family="text">
      <style:text-properties style:font-name="Calibri" fo:font-size="11pt" style:font-size-asian="11pt" style:font-size-complex="11pt" fo:language="ca" fo:country="ES"/>
    </style:style>
    <style:style style:name="T85" style:parent-style-name="Tipusdelletraperdefectedelparàgraf" style:family="text">
      <style:text-properties style:font-name="Calibri" fo:font-size="11pt" style:font-size-asian="11pt" style:font-size-complex="11pt" fo:language="ca" fo:country="ES"/>
    </style:style>
    <style:style style:name="T86" style:parent-style-name="Tipusdelletraperdefectedelparàgraf" style:family="text">
      <style:text-properties style:font-name="Calibri" fo:font-size="11pt" style:font-size-asian="11pt" style:font-size-complex="11pt" fo:language="ca" fo:country="ES"/>
    </style:style>
    <style:style style:name="T87"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88" style:parent-style-name="Tipusdelletraperdefectedelparàgraf" style:family="text">
      <style:text-properties style:font-name="Calibri" fo:font-size="11pt" style:font-size-asian="11pt" style:font-size-complex="11pt" fo:language="ca" fo:country="ES"/>
    </style:style>
    <style:style style:name="T89" style:parent-style-name="Tipusdelletraperdefectedelparàgraf" style:family="text">
      <style:text-properties style:font-name="Calibri" fo:font-size="11pt" style:font-size-asian="11pt" style:font-size-complex="11pt" fo:language="ca" fo:country="ES"/>
    </style:style>
    <style:style style:name="T90"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91" style:parent-style-name="Tipusdelletraperdefectedelparàgraf" style:family="text">
      <style:text-properties style:font-name="Calibri" fo:font-size="11pt" style:font-size-asian="11pt" style:font-size-complex="11pt" fo:language="ca" fo:country="ES"/>
    </style:style>
    <style:style style:name="T92"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93" style:parent-style-name="Tipusdelletraperdefectedelparàgraf" style:family="text">
      <style:text-properties style:font-name="Calibri" fo:font-size="11pt" style:font-size-asian="11pt" style:font-size-complex="11pt" fo:language="ca" fo:country="ES"/>
    </style:style>
    <style:style style:name="T94" style:parent-style-name="Tipusdelletraperdefectedelparàgraf" style:family="text">
      <style:text-properties style:font-name="Calibri" fo:font-size="11pt" style:font-size-asian="11pt" style:font-size-complex="11pt" fo:language="ca" fo:country="ES"/>
    </style:style>
    <style:style style:name="T95"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96" style:parent-style-name="Tipusdelletraperdefectedelparàgraf" style:family="text">
      <style:text-properties style:font-name="Calibri" fo:font-size="11pt" style:font-size-asian="11pt" style:font-size-complex="11pt" fo:language="ca" fo:country="ES"/>
    </style:style>
    <style:style style:name="T97" style:parent-style-name="Tipusdelletraperdefectedelparàgraf" style:family="text">
      <style:text-properties style:font-name="Calibri" fo:font-size="11pt" style:font-size-asian="11pt" style:font-size-complex="11pt" fo:language="ca" fo:country="ES"/>
    </style:style>
    <style:style style:name="T98"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99" style:parent-style-name="Tipusdelletraperdefectedelparàgraf" style:family="text">
      <style:text-properties style:font-name="Calibri" fo:font-size="11pt" style:font-size-asian="11pt" style:font-size-complex="11pt" fo:language="ca" fo:country="ES"/>
    </style:style>
    <style:style style:name="T100"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01" style:parent-style-name="Tipusdelletraperdefectedelparàgraf" style:family="text">
      <style:text-properties style:font-name="Calibri" fo:font-size="11pt" style:font-size-asian="11pt" style:font-size-complex="11pt" fo:language="ca" fo:country="ES"/>
    </style:style>
    <style:style style:name="T102"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03" style:parent-style-name="Tipusdelletraperdefectedelparàgraf" style:family="text">
      <style:text-properties style:font-name="Calibri" fo:font-size="11pt" style:font-size-asian="11pt" style:font-size-complex="11pt" fo:language="ca" fo:country="ES"/>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T106" style:parent-style-name="Tipusdelletraperdefectedelparàgraf" style:family="text">
      <style:text-properties style:font-name="Calibri" fo:font-size="11pt" style:font-size-asian="11pt" style:font-size-complex="11pt" fo:language="ca" fo:country="ES"/>
    </style:style>
    <style:style style:name="T107" style:parent-style-name="Tipusdelletraperdefectedelparàgraf" style:family="text">
      <style:text-properties style:font-name="Calibri" fo:font-size="11pt" style:font-size-asian="11pt" style:font-size-complex="11pt" fo:language="ca" fo:country="ES"/>
    </style:style>
    <style:style style:name="T108"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09" style:parent-style-name="Tipusdelletraperdefectedelparàgraf" style:family="text">
      <style:text-properties style:font-name="Calibri" fo:font-size="11pt" style:font-size-asian="11pt" style:font-size-complex="11pt" fo:language="ca" fo:country="ES"/>
    </style:style>
    <style:style style:name="T110" style:parent-style-name="Tipusdelletraperdefectedelparàgraf" style:family="text">
      <style:text-properties style:font-name="Calibri" fo:font-size="11pt" style:font-size-asian="11pt" style:font-size-complex="11pt" fo:language="ca" fo:country="ES"/>
    </style:style>
    <style:style style:name="T111" style:parent-style-name="Tipusdelletraperdefectedelparàgraf" style:family="text">
      <style:text-properties style:font-name="Calibri" fo:font-size="11pt" style:font-size-asian="11pt" style:font-size-complex="11pt" fo:language="ca" fo:country="ES"/>
    </style:style>
    <style:style style:name="T112" style:parent-style-name="Tipusdelletraperdefectedelparàgraf" style:family="text">
      <style:text-properties style:font-name="Calibri" fo:font-size="11pt" style:font-size-asian="11pt" style:font-size-complex="11pt" fo:language="ca" fo:country="ES"/>
    </style:style>
    <style:style style:name="T113" style:parent-style-name="Tipusdelletraperdefectedelparàgraf" style:family="text">
      <style:text-properties style:font-name="Calibri" fo:font-size="11pt" style:font-size-asian="11pt" style:font-size-complex="11pt" fo:language="ca" fo:country="ES"/>
    </style:style>
    <style:style style:name="T114" style:parent-style-name="Tipusdelletraperdefectedelparàgraf" style:family="text">
      <style:text-properties style:font-name="Calibri" fo:font-size="11pt" style:font-size-asian="11pt" style:font-size-complex="11pt" fo:language="ca" fo:country="ES"/>
    </style:style>
    <style:style style:name="T115" style:parent-style-name="Tipusdelletraperdefectedelparàgraf" style:family="text">
      <style:text-properties style:font-name="Calibri" fo:font-size="11pt" style:font-size-asian="11pt" style:font-size-complex="11pt" fo:language="ca" fo:country="ES"/>
    </style:style>
    <style:style style:name="T116" style:parent-style-name="Tipusdelletraperdefectedelparàgraf" style:family="text">
      <style:text-properties style:font-name="Calibri" fo:font-size="11pt" style:font-size-asian="11pt" style:font-size-complex="11pt" fo:language="ca" fo:country="ES"/>
    </style:style>
    <style:style style:name="T117"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18" style:parent-style-name="Tipusdelletraperdefectedelparàgraf" style:family="text">
      <style:text-properties style:font-name="Calibri" fo:font-size="11pt" style:font-size-asian="11pt" style:font-size-complex="11pt" fo:language="ca" fo:country="ES"/>
    </style:style>
    <style:style style:name="T119"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20" style:parent-style-name="Tipusdelletraperdefectedelparàgraf" style:family="text">
      <style:text-properties style:font-name="Calibri" fo:font-size="11pt" style:font-size-asian="11pt" style:font-size-complex="11pt" fo:language="ca" fo:country="ES"/>
    </style:style>
    <style:style style:name="T121" style:parent-style-name="Tipusdelletraperdefectedelparàgraf" style:family="text">
      <style:text-properties style:font-name="Calibri" fo:font-size="11pt" style:font-size-asian="11pt" style:font-size-complex="11pt" fo:language="ca" fo:country="ES"/>
    </style:style>
    <style:style style:name="T122"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23" style:parent-style-name="Tipusdelletraperdefectedelparàgraf" style:family="text">
      <style:text-properties style:font-name="Calibri" fo:font-size="11pt" style:font-size-asian="11pt" style:font-size-complex="11pt" fo:language="ca" fo:country="ES"/>
    </style:style>
    <style:style style:name="T124"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25" style:parent-style-name="Tipusdelletraperdefectedelparàgraf" style:family="text">
      <style:text-properties style:font-name="Calibri" fo:font-size="11pt" style:font-size-asian="11pt" style:font-size-complex="11pt" fo:language="ca" fo:country="ES"/>
    </style:style>
    <style:style style:name="T126" style:parent-style-name="Tipusdelletraperdefectedelparàgraf" style:family="text">
      <style:text-properties style:font-name="Calibri" fo:font-size="11pt" style:font-size-asian="11pt" style:font-size-complex="11pt" fo:language="ca" fo:country="ES"/>
    </style:style>
    <style:style style:name="T127" style:parent-style-name="Tipusdelletraperdefectedelparàgraf" style:family="text">
      <style:text-properties style:font-name="Calibri" fo:font-size="11pt" style:font-size-asian="11pt" style:font-size-complex="11pt" fo:language="ca" fo:country="ES"/>
    </style:style>
    <style:style style:name="T128" style:parent-style-name="Tipusdelletraperdefectedelparàgraf" style:family="text">
      <style:text-properties style:font-name="Calibri" fo:font-size="11pt" style:font-size-asian="11pt" style:font-size-complex="11pt" fo:language="ca" fo:country="ES"/>
    </style:style>
    <style:style style:name="T129" style:parent-style-name="Tipusdelletraperdefectedelparàgraf" style:family="text">
      <style:text-properties style:font-name="Calibri" fo:font-size="11pt" style:font-size-asian="11pt" style:font-size-complex="11pt" fo:language="ca" fo:country="ES"/>
    </style:style>
    <style:style style:name="T130" style:parent-style-name="Tipusdelletraperdefectedelparàgraf" style:family="text">
      <style:text-properties style:font-name="Calibri" fo:font-size="11pt" style:font-size-asian="11pt" style:font-size-complex="11pt" fo:language="ca" fo:country="ES"/>
    </style:style>
    <style:style style:name="T131"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32" style:parent-style-name="Tipusdelletraperdefectedelparàgraf" style:family="text">
      <style:text-properties style:font-name="Calibri" fo:font-size="11pt" style:font-size-asian="11pt" style:font-size-complex="11pt" fo:language="ca" fo:country="ES"/>
    </style:style>
    <style:style style:name="T133" style:parent-style-name="Tipusdelletraperdefectedelparàgraf" style:family="text">
      <style:text-properties style:font-name="Calibri" fo:font-size="11pt" style:font-size-asian="11pt" style:font-size-complex="11pt" fo:language="ca" fo:country="ES"/>
    </style:style>
    <style:style style:name="T134" style:parent-style-name="Tipusdelletraperdefectedelparàgraf" style:family="text">
      <style:text-properties style:font-name="Calibri" fo:font-size="11pt" style:font-size-asian="11pt" style:font-size-complex="11pt" fo:language="ca" fo:country="ES"/>
    </style:style>
    <style:style style:name="T135" style:parent-style-name="Tipusdelletraperdefectedelparàgraf" style:family="text">
      <style:text-properties style:font-name="Calibri" fo:font-size="11pt" style:font-size-asian="11pt" style:font-size-complex="11pt" fo:language="ca" fo:country="ES"/>
    </style:style>
    <style:style style:name="T136"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37" style:parent-style-name="Tipusdelletraperdefectedelparàgraf" style:family="text">
      <style:text-properties style:font-name="Calibri" fo:font-size="11pt" style:font-size-asian="11pt" style:font-size-complex="11pt" fo:language="ca" fo:country="ES"/>
    </style:style>
    <style:style style:name="T138" style:parent-style-name="Tipusdelletraperdefectedelparàgraf" style:family="text">
      <style:text-properties style:font-name="Calibri" fo:font-size="11pt" style:font-size-asian="11pt" style:font-size-complex="11pt" fo:language="ca" fo:country="ES"/>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T141" style:parent-style-name="Tipusdelletraperdefectedelparàgraf" style:family="text">
      <style:text-properties style:font-name="Calibri" fo:font-size="11pt" style:font-size-asian="11pt" style:font-size-complex="11pt" fo:language="ca" fo:country="ES"/>
    </style:style>
    <style:style style:name="T142"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43" style:parent-style-name="Tipusdelletraperdefectedelparàgraf" style:family="text">
      <style:text-properties style:font-name="Calibri" fo:font-size="11pt" style:font-size-asian="11pt" style:font-size-complex="11pt" fo:language="ca" fo:country="ES"/>
    </style:style>
    <style:style style:name="T144" style:parent-style-name="Tipusdelletraperdefectedelparàgraf" style:family="text">
      <style:text-properties style:font-name="Calibri" fo:font-size="11pt" style:font-size-asian="11pt" style:font-size-complex="11pt" fo:language="ca" fo:country="ES"/>
    </style:style>
    <style:style style:name="T145"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46" style:parent-style-name="Tipusdelletraperdefectedelparàgraf" style:family="text">
      <style:text-properties style:font-name="Calibri" fo:font-size="11pt" style:font-size-asian="11pt" style:font-size-complex="11pt" fo:language="ca" fo:country="ES"/>
    </style:style>
    <style:style style:name="T147"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148" style:parent-style-name="Tipusdelletraperdefectedelparàgraf" style:family="text">
      <style:text-properties style:font-name="Calibri" fo:font-size="11pt" style:font-size-asian="11pt" style:font-size-complex="11pt" fo:language="ca" fo:country="ES"/>
    </style:style>
    <style:style style:name="T149" style:parent-style-name="Tipusdelletraperdefectedelparàgraf" style:family="text">
      <style:text-properties style:font-name="Calibri" fo:font-size="11pt" style:font-size-asian="11pt" style:font-size-complex="11pt" fo:language="ca" fo:country="ES"/>
    </style:style>
    <style:style style:name="T150"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51" style:parent-style-name="Tipusdelletraperdefectedelparàgraf" style:family="text">
      <style:text-properties style:font-name="Calibri" fo:font-size="11pt" style:font-size-asian="11pt" style:font-size-complex="11pt" fo:language="ca" fo:country="ES"/>
    </style:style>
    <style:style style:name="T152" style:parent-style-name="Tipusdelletraperdefectedelparàgraf" style:family="text">
      <style:text-properties style:font-name="Calibri" fo:font-size="11pt" style:font-size-asian="11pt" style:font-size-complex="11pt" fo:language="ca" fo:country="ES"/>
    </style:style>
    <style:style style:name="T153" style:parent-style-name="Tipusdelletraperdefectedelparàgraf" style:family="text">
      <style:text-properties style:font-name="Calibri" fo:font-size="11pt" style:font-size-asian="11pt" style:font-size-complex="11pt" fo:language="ca" fo:country="ES"/>
    </style:style>
    <style:style style:name="T154" style:parent-style-name="Tipusdelletraperdefectedelparàgraf" style:family="text">
      <style:text-properties style:font-name="Calibri" fo:font-size="11pt" style:font-size-asian="11pt" style:font-size-complex="11pt" fo:language="ca" fo:country="ES"/>
    </style:style>
    <style:style style:name="T155" style:parent-style-name="Tipusdelletraperdefectedelparàgraf" style:family="text">
      <style:text-properties style:font-name="Calibri" fo:font-size="11pt" style:font-size-asian="11pt" style:font-size-complex="11pt" fo:language="ca" fo:country="ES"/>
    </style:style>
    <style:style style:name="T156" style:parent-style-name="Tipusdelletraperdefectedelparàgraf" style:family="text">
      <style:text-properties style:font-name="Calibri" fo:font-weight="bold" style:font-weight-asian="bold" fo:font-style="italic" style:font-style-asian="italic" fo:font-size="11pt" style:font-size-asian="11pt" style:font-size-complex="11pt" fo:language="ca" fo:country="ES"/>
    </style:style>
    <style:style style:name="T157" style:parent-style-name="Tipusdelletraperdefectedelparàgraf" style:family="text">
      <style:text-properties style:font-name="Calibri" fo:font-size="11pt" style:font-size-asian="11pt" style:font-size-complex="11pt" fo:language="ca" fo:country="ES"/>
    </style:style>
    <style:style style:name="T158" style:parent-style-name="Tipusdelletraperdefectedelparàgraf" style:family="text">
      <style:text-properties style:font-name="Calibri" fo:font-size="11pt" style:font-size-asian="11pt" style:font-size-complex="11pt" fo:language="ca" fo:country="ES"/>
    </style:style>
    <style:style style:name="P159" style:parent-style-name="Standard" style:family="paragraph">
      <style:paragraph-properties fo:text-align="justify"/>
      <style:text-properties style:font-name="Calibri" fo:font-size="11pt" style:font-size-asian="11pt" style:font-size-complex="11pt" fo:language="ca" fo:country="ES"/>
    </style:style>
    <style:style style:name="P160" style:parent-style-name="Títol1" style:family="paragraph">
      <style:paragraph-properties fo:text-align="justify"/>
      <style:text-properties style:font-name="Calibri" fo:font-size="11pt" style:font-size-asian="11pt" style:font-size-complex="11pt" fo:language="ca" fo:country="ES"/>
    </style:style>
    <style:style style:name="P161" style:parent-style-name="Standard" style:family="paragraph">
      <style:paragraph-properties fo:text-align="justify"/>
      <style:text-properties style:font-name="Calibri" fo:font-size="11pt" style:font-size-asian="11pt" style:font-size-complex="11pt" fo:language="ca" fo:country="ES"/>
    </style:style>
    <style:style style:name="P162" style:parent-style-name="Standard" style:family="paragraph">
      <style:paragraph-properties fo:text-align="justify"/>
      <style:text-properties style:font-name="Calibri" fo:font-weight="bold" style:font-weight-asian="bold" fo:language="ca" fo:country="ES"/>
    </style:style>
    <style:style style:name="P163" style:parent-style-name="Títol1" style:family="paragraph">
      <style:paragraph-properties fo:text-align="justify"/>
      <style:text-properties style:font-name="Calibri" fo:font-weight="bold" style:font-weight-asian="bold" fo:language="ca" fo:country="ES"/>
    </style:style>
    <style:style style:name="P164" style:parent-style-name="Standard" style:family="paragraph">
      <style:paragraph-properties fo:text-align="justify"/>
    </style:style>
    <style:style style:name="T165" style:parent-style-name="Tipusdelletraperdefectedelparàgraf" style:family="text">
      <style:text-properties style:font-name="Calibri" style:font-name-complex="Calibri" fo:font-size="11pt" style:font-size-asian="11pt" style:font-size-complex="11pt" fo:language="ca" fo:country="E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draw:frame draw:z-index="251659264" draw:id="id0" draw:style-name="a0" draw:name="Frame1" text:anchor-type="paragraph" svg:x="1.63543in" svg:y="6.31378in" svg:width="4.66528in" svg:height="0.01597in" style:rel-width="scale" style:rel-height="scale"><draw:text-box><text:p text:style-name="P16"><text:span text:style-name="T17">Pràctica 4</text:span></text:p><text:p text:style-name="P18">Sistemes operatius II</text:p><text:p text:style-name="P19">David de la paz / oriol rabasseda</text:p></draw:text-box><svg:title/><svg:desc/></draw:frame></text:span></text:p>
      <text:p text:style-name="P20"/>
      <text:p text:style-name="P21"/>
      <text:p text:style-name="P22"/>
      <text:soft-page-break/>
      <text:p text:style-name="TítoldelIDC"><text:span text:style-name="T23">ÍNDEX</text:span></text:p>
      <text:p text:style-name="P24"><text:span text:style-name="T25">Observacions del codi</text:span><text:span text:style-name="T26"><text:tab/>2</text:span><text:span text:style-name="T27"><text:line-break/></text:span><text:span text:style-name="T28">Funcionament del programa</text:span><text:span text:style-name="T29"><text:tab/>3</text:span><text:span text:style-name="T30"><text:line-break/></text:span><text:span text:style-name="T31">Proves realitzades</text:span><text:span text:style-name="T32"><text:tab/>4</text:span></text:p>
      <text:p text:style-name="P33"><text:a xlink:href="#_Toc525673843" office:target-frame-name="_top" xlink:show="replace"/></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soft-page-break/>
      <text:h text:style-name="Títol1" text:outline-level="1"><text:span text:style-name="T48">Funcionament</text:span><text:span text:style-name="T49"><text:s/>del programa</text:span></text:h>
      <text:p text:style-name="P50"><text:span text:style-name="T51">En aquesta quarta pràctica tornem a treballar sobre les pràctiques anteriors, centrant-nos en la utilització de fils per tal de processar les dades d’aeroports de forma més ràpida. El main és el mateix menú de la pràctica 3, tot i que ara hem</text:span><text:span text:style-name="T52"><text:s/>modificat la funció 1 de creació de l’arbre (</text:span><text:span text:style-name="T53">database.c</text:span><text:span text:style-name="T54">) per tal de crear l’arbre binari utilitzant fils. D’aquesta manera, tindrem un fil secundari per<text:s/></text:span><text:span text:style-name="T55">inicialitzar</text:span><text:span text:style-name="T56"><text:s/></text:span><text:span text:style-name="T57">l’arbre</text:span><text:span text:style-name="T58"><text:s/>d’aeroports i un nombre variable de fils addicionals per processar la informació d</text:span><text:span text:style-name="T59">el fitxer de vols i inserir-la a<text:s/></text:span><text:span text:style-name="T60">l’arbre</text:span><text:span text:style-name="T61">. Haurem d’anar amb compte per tal de bloquejar els fils a l’hora de llegir informació del fitxer principal i per inserir dades als nodes. Anem a veure amb més detall el funcionament de la pràctica:</text:span></text:p>
      <text:p text:style-name="P62"/>
      <text:p text:style-name="P63"><text:span text:style-name="T64">Per tal d’evitar<text:s/></text:span><text:span text:style-name="T65">repetir explicar el funcionament de la pràctica anterior, només ens centrarem en explicar les noves instruccions relacionades amb l’ús dels fils. A l’hora de crear un arbre,<text:s/></text:span><text:span text:style-name="T66">comencem</text:span><text:span text:style-name="T67"><text:s/>per cridar a la funció<text:s/></text:span><text:span text:style-name="T68">airport_tree(*fp)<text:s/></text:span><text:span text:style-name="T69">per tal d’inicialitzar-lo amb el</text:span><text:span text:style-name="T70"><text:s/>fitxer d’aeroports. La única diferencia amb l’altra pràctica és que hem modificat l’estructura dels nodes per afegir un<text:s/></text:span><text:span text:style-name="T71">mutex<text:s/></text:span><text:span text:style-name="T72">individual per<text:s/></text:span><text:span text:style-name="T73">cadascun</text:span><text:span text:style-name="T74"><text:s/>per tal de poder-los bloquejar al modificar els seus vols. Abans d’inserir un node a l’arbre, l’inicialit</text:span><text:span text:style-name="T75">zem a NULL amb la funció<text:s/></text:span><text:span text:style-name="T76">pthread_mutex_init(&amp;</text:span><text:span text:style-name="T77">(</text:span><text:span text:style-name="T78">n_data→mutex)</text:span><text:span text:style-name="T79">)<text:s/></text:span><text:span text:style-name="T80">(com es pot veure, el mutex per dada node està a la struct que defineix el node)</text:span><text:span text:style-name="T81">.</text:span></text:p>
      <text:p text:style-name="P82"/>
      <text:p text:style-name="P83"><text:span text:style-name="T84">Un cop tenim l’arbre, el següent pas és crear una llista dels threads que utilitzarem per omplir<text:s/></text:span><text:span text:style-name="T85">l’arbre</text:span><text:span text:style-name="T86"><text:s/>amb els diferents vols. També inicialitzem una estructura<text:s/></text:span><text:span text:style-name="T87">thread_data</text:span><text:span text:style-name="T88"><text:s/>per poder enviar info</text:span><text:span text:style-name="T89">rmació als threads, la qual conté el nom del fitxer de vols i l’arbre en qüestió. A continuació utilitzem un<text:s/></text:span><text:span text:style-name="T90">for</text:span><text:span text:style-name="T91"><text:s/>per crear tots els threads a utilitzar amb la funció<text:s/></text:span><text:span text:style-name="T92">pthread_create(&amp;ntid[i], NULL, thread_ini, (void *)t_data)</text:span><text:span text:style-name="T93">, la cual va</text:span><text:span text:style-name="T94"><text:s/>creant els diferents threads de la llista (amb atributs per defecte) utilitzant la funció<text:s/></text:span><text:span text:style-name="T95">thread_ini</text:span><text:span text:style-name="T96">, que veurem a continuació amb<text:s/></text:span><text:span text:style-name="T97">més detall. També enviem el struct<text:s/></text:span><text:span text:style-name="T98">t_data</text:span><text:span text:style-name="T99"><text:s/>per tal de poder enviar informació a cada thread. Un cop creats, utilitzem un altre<text:s/></text:span><text:span text:style-name="T100">for</text:span><text:span text:style-name="T101"><text:s/>per cridar per a cada fil la funció<text:s/></text:span><text:span text:style-name="T102">pthread_join(ntid[i], NULL)</text:span><text:span text:style-name="T103">, la qual espera a que aquests acabin la seva execució.</text:span></text:p>
      <text:p text:style-name="P104"/>
      <text:p text:style-name="P105"><text:span text:style-name="T106">Què fa</text:span><text:span text:style-name="T107"><text:s/>exactament la funció<text:s/></text:span><text:span text:style-name="T108">thread_ini(*args)</text:span><text:span text:style-name="T109">? Cada fil utilitzarà un bloc de<text:s/></text:span><text:span text:style-name="T110">mida donada</text:span><text:span text:style-name="T111"><text:s/>per anar llegint grups de N línies del fitxer de vols per posteriorment<text:s/></text:span><text:span text:style-name="T112">introduir</text:span><text:span text:style-name="T113"><text:s/>les dades a l’arbre. Els arguments de la funció són el struct que conté el arbre i el nom</text:span><text:span text:style-name="T114"><text:s/>del fitxer de vols. Mentre encara quedin línies per llegir, fem malloc per un crear un bloc de<text:s/></text:span><text:span text:style-name="T115">mida</text:span><text:span text:style-name="T116"><text:s/>«BLOCK_SIZE» (variable). A continuació fem un<text:s/></text:span><text:span text:style-name="T117">lock</text:span><text:span text:style-name="T118"><text:s/>de f_mutex, el qual hem declarat a dalt de tot de manera estàtica amb<text:s/></text:span><text:span text:style-name="T119">PTHREAD_MUTEX_INITIALIZER</text:span><text:span text:style-name="T120">. Això<text:s/></text:span><text:span text:style-name="T121">ens permet bloquejar el file de vols per lectura, de manera que un bloc pugui llegir N línies seguides. Utilitzant un bucle<text:s/></text:span><text:span text:style-name="T122">while</text:span><text:span text:style-name="T123"><text:s/>anem llegint les N línies amb fgets, fem el seu malloc corresponent i les anem guardant al bloc amb un<text:s/></text:span><text:span text:style-name="T124">memcpy</text:span><text:span text:style-name="T125">. Com que l’últim</text:span><text:span text:style-name="T126"><text:s/>bloc pot ser de<text:s/></text:span><text:span text:style-name="T127">mida</text:span><text:span text:style-name="T128"><text:s/>menor a la resta, si passa això activem un flag ‘eof’ per saber que ja hem acabat. Un cop omplert el bloc,<text:s/></text:span><text:span text:style-name="T129">desbloquegem</text:span><text:span text:style-name="T130"><text:s/>f_mutex fent<text:s/></text:span><text:span text:style-name="T131">unlock</text:span><text:span text:style-name="T132"><text:s/>i introduïm a l’arbre la informació del bloc. D’aquesta manera, cada fil va<text:s/></text:span><text:span text:style-name="T133">introduint</text:span><text:span text:style-name="T134"><text:s/>infor</text:span><text:span text:style-name="T135">mació a l’arbre en blocs de N línies fins acabar de llegir el fitxer (Quan acabem d’utilitzar un bloc l’alliberem amb el seu<text:s/></text:span><text:span text:style-name="T136">free</text:span><text:span text:style-name="T137"><text:s/>corresponent).</text:span><text:span text:style-name="T138"><text:s/>El flag de fi de fitxer, també para l’execució de lectura de la resta de fils perquè està declarat de forma global dins de la zona del mutex de file (cada fil executa lectura més escriptura de forma iterativa).</text:span></text:p>
      <text:p text:style-name="P139"/>
      <text:p text:style-name="P140"><text:span text:style-name="T141">Finalment, a l’hora d’inserir la informació dels vols a l’arbre també hem de fer<text:s/></text:span><text:span text:style-name="T142">lock</text:span><text:span text:style-name="T143"><text:s/>per a cada node per tal</text:span><text:span text:style-name="T144"><text:s/>d’evitar que 2 o més fils escriguin al mateix node alhora. D’aquesta manera, quan la funció<text:s/></text:span><text:span text:style-name="T145">flight_list()</text:span><text:span text:style-name="T146"><text:s/>troba el node a modificar, si aquest existeix el programa<text:s/></text:span><text:span text:style-name="T147">bloqueja</text:span><text:span text:style-name="T148"><text:s/>el mutex propi del node (n_data-&gt;mutex) per poder introduïr les dades corresponent</text:span><text:span text:style-name="T149">s a un vol. Al finalitzar, es fa<text:s/></text:span><text:span text:style-name="T150">unlock</text:span><text:span text:style-name="T151"><text:s/>del mutex pertanyent al node per tal de que altres fils puguin introduir també informació sobre aquest node. D’aquesta manera<text:s/></text:span><text:span text:style-name="T152">aconseguim</text:span><text:span text:style-name="T153"><text:s/>evitar qualsevol tipus de conflicte relacionat amb els fils. Un cop aquest acabin d</text:span><text:span text:style-name="T154">’introduir totes les dades corresponents, el fil principal despertarà i el programa tornarà al menú principal</text:span><text:span text:style-name="T155"><text:s/>(s’espera a l’execució dels fils amb<text:s/></text:span><text:span text:style-name="T156">pthread_join(ntid[i], NULL)</text:span><text:span text:style-name="T157">)</text:span><text:span text:style-name="T158">.</text:span></text:p>
      <text:p text:style-name="P159"/>
      <text:h text:style-name="P160" text:outline-level="1"/>
      <text:p text:style-name="P161"/>
      <text:p text:style-name="P162"/>
      <text:soft-page-break/>
      <text:h text:style-name="P163" text:outline-level="1">Proves realitzades</text:h>
      <text:p text:style-name="P164"><text:span text:style-name="T165">TOD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1" style:display-name="Títol 1" style:family="paragraph" style:parent-style-name="Standard" style:next-style-name="Standard" style:default-outline-level="1">
      <style:paragraph-properties fo:keep-with-next="always" fo:keep-together="always" fo:margin-top="0.1666in"/>
      <style:text-properties style:font-name="Calibri Light" style:font-name-asian="Calibri Light" style:font-name-complex="Calibri Light" fo:color="#2E74B5" fo:font-size="16pt" style:font-size-asian="16pt" style:font-size-complex="16pt" fo:hyphenate="false"/>
    </style:style>
    <style:style style:name="Normal" style:display-name="Normal" style:family="paragraph">
      <style:text-properties fo:hyphenate="false"/>
    </style:style>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lista" style:display-name="Llista" style:family="paragraph" style:parent-style-name="Textbody">
      <style:text-properties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enseespaiat" style:display-name="Sense espaiat" style:family="paragraph">
      <style:text-properties style:language-asian="es" style:country-asian="ES" fo:hyphenate="true"/>
    </style:style>
    <style:style style:name="Contents1" style:display-name="Contents 1" style:family="paragraph" style:parent-style-name="Standard" style:next-style-name="Standard">
      <style:paragraph-properties fo:margin-bottom="0.0694in"/>
      <style:text-properties fo:hyphenate="false"/>
    </style:style>
    <style:style style:name="TítoldelIDC" style:display-name="Títol de l'IDC" style:family="paragraph" style:parent-style-name="Títol1" style:next-style-name="Standard" style:default-outline-level="1">
      <style:paragraph-properties fo:margin-top="0.3333in" fo:line-height="115%"/>
      <style:text-properties fo:font-weight="bold" style:font-weight-asian="bold" style:font-weight-complex="bold" fo:font-size="14pt" style:font-size-asian="14pt" style:font-size-complex="14pt" fo:hyphenate="false"/>
    </style:style>
    <style:style style:name="Framecontents" style:display-name="Frame contents" style:family="paragraph" style:parent-style-name="Standard">
      <style:text-properties fo:hyphenate="false"/>
    </style:style>
    <style:style style:name="Fig." style:display-name="Fig." style:family="paragraph" style:parent-style-name="Llegenda">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RIOL RABASSEDA ALCAIDE</dc:creator>
    <meta:creation-date>2018-10-12T18:21:00Z</meta:creation-date>
    <dc:date>2018-11-18T11:24:00Z</dc:date>
    <meta:template xlink:href="Normal.dotm" xlink:type="simple"/>
    <meta:editing-cycles>34</meta:editing-cycles>
    <meta:editing-duration>PT31740S</meta:editing-duration>
    <meta:document-statistic meta:page-count="4" meta:paragraph-count="9" meta:word-count="708" meta:character-count="4599" meta:row-count="32" meta:non-whitespace-character-count="3900"/>
  </office:meta>
</office:document-meta>
</file>